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3701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0.8028in"/>
    </style:style>
    <style:style style:name="co14" style:family="table-column">
      <style:table-column-properties fo:break-before="auto" style:column-width="0.7382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7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3" table:default-cell-style-name="Default"/>
        <table:table-column table:style-name="co1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12" table:visibility="collapse" table:number-columns-repeated="2" table:default-cell-style-name="Default"/>
        <table:table-column table:style-name="co13" table:visibility="collapse" table:number-columns-repeated="3" table:default-cell-style-name="Default"/>
        <table:table-column table:style-name="co14" table:visibility="collapse" table:number-columns-repeated="2" table:default-cell-style-name="Default"/>
        <table:table-column table:style-name="co12" table:visibility="collapse" table:number-columns-repeated="2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2" table:visibility="collapse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default-cell-style-name="Default"/>
        <table:table-column table:style-name="co14" table:visibility="collapse" table:default-cell-style-name="Default"/>
        <table:table-column table:style-name="co12" table:visibility="collapse" table:number-columns-repeated="2" table:default-cell-style-name="Default"/>
        <table:table-column table:style-name="co14" table:visibility="collapse" table:default-cell-style-name="Default"/>
        <table:table-column table:style-name="co19" table:number-columns-repeated="98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office:value-type="string">
            <text:p>ebcUcolor</text:p>
          </table:table-cell>
          <table:table-cell table:style-name="ce1" office:value-type="string">
            <text:p>fgcUcolor</text:p>
          </table:table-cell>
          <table:table-cell table:style-name="ce1" office:value-type="string">
            <text:p>wtc4Ucolor</text:p>
          </table:table-cell>
          <table:table-cell table:style-name="ce1" office:value-type="string">
            <text:p>wtc5Ucolor</text:p>
          </table:table-cell>
          <table:table-cell table:style-name="ce1" office:value-type="string">
            <text:p>wtc6Ucolor</text:p>
          </table:table-cell>
          <table:table-cell table:style-name="ce1" office:value-type="string">
            <text:p>sgcUcolor</text:p>
          </table:table-cell>
          <table:table-cell table:style-name="ce1" office:value-type="string">
            <text:p>infUcolor</text:p>
          </table:table-cell>
          <table:table-cell table:style-name="ce1" office:value-type="string">
            <text:p>louUcolor</text:p>
          </table:table-cell>
          <table:table-cell table:style-name="ce1" office:value-type="string">
            <text:p>optUcolor</text:p>
          </table:table-cell>
          <table:table-cell table:style-name="ce1" office:value-type="string">
            <text:p>eigUcolor</text:p>
          </table:table-cell>
          <table:table-cell table:style-name="ce1" office:value-type="string">
            <text:p>ebcWcolor</text:p>
          </table:table-cell>
          <table:table-cell table:style-name="ce1" office:value-type="string">
            <text:p>fgcWcolor</text:p>
          </table:table-cell>
          <table:table-cell table:style-name="ce1" office:value-type="string">
            <text:p>wtc4Wcolor</text:p>
          </table:table-cell>
          <table:table-cell table:style-name="ce1" office:value-type="string">
            <text:p>wtc5Wcolor</text:p>
          </table:table-cell>
          <table:table-cell table:style-name="ce1" office:value-type="string">
            <text:p>wtc6Wcolor</text:p>
          </table:table-cell>
          <table:table-cell table:style-name="ce1" office:value-type="string">
            <text:p>sgcWcolor</text:p>
          </table:table-cell>
          <table:table-cell table:style-name="ce1" office:value-type="string">
            <text:p>infWcolor</text:p>
          </table:table-cell>
          <table:table-cell table:style-name="ce1" office:value-type="string">
            <text:p>louWcolor</text:p>
          </table:table-cell>
          <table:table-cell table:style-name="ce1" office:value-type="string">
            <text:p>optWcolor</text:p>
          </table:table-cell>
          <table:table-cell table:style-name="ce1" office:value-type="string">
            <text:p>eigWcolor</text:p>
          </table:table-cell>
          <table:table-cell table:style-name="ce1" table:number-columns-repeated="980"/>
        </table:table-row>
        <table:table-row table:style-name="ro1">
          <table:table-cell office:value-type="string">
            <text:p>BA</text:p>
          </table:table-cell>
          <table:table-cell office:value-type="string">
            <text:p>Bahorel</text:p>
          </table:table-cell>
          <table:table-cell office:value-type="string">
            <text:p>Bahorel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68BDD5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68BDD5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BU</text:p>
          </table:table-cell>
          <table:table-cell office:value-type="string">
            <text:p>Mme Burgon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68BDD5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CG</text:p>
          </table:table-cell>
          <table:table-cell office:value-type="string">
            <text:p>Parisian coachman</text:p>
          </table:table-cell>
          <table:table-cell office:value-type="string">
            <text:p>Coachman by Gorbeau tenem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D269</text:p>
          </table:table-cell>
          <table:table-cell table:number-columns-repeated="4" office:value-type="string">
            <text:p>#DE9159</text:p>
          </table:table-cell>
          <table:table-cell office:value-type="string">
            <text:p>#CBBF54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1CF9F</text:p>
          </table:table-cell>
          <table:table-cell table:number-columns-repeated="4" office:value-type="string">
            <text:p>#DE9159</text:p>
          </table:table-cell>
          <table:table-cell office:value-type="string">
            <text:p>#79D269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D269</text:p>
          </table:table-cell>
          <table:table-cell table:number-columns-repeated="4" office:value-type="string">
            <text:p>#DE9159</text:p>
          </table:table-cell>
          <table:table-cell office:value-type="string">
            <text:p>#CBBF54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1CF9F</text:p>
          </table:table-cell>
          <table:table-cell table:number-columns-repeated="4" office:value-type="string">
            <text:p>#DE9159</text:p>
          </table:table-cell>
          <table:table-cell office:value-type="string">
            <text:p>#79D269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E47E6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D269</text:p>
          </table:table-cell>
          <table:table-cell table:number-columns-repeated="4" office:value-type="string">
            <text:p>#DE9159</text:p>
          </table:table-cell>
          <table:table-cell office:value-type="string">
            <text:p>#CBBF54</text:p>
          </table:table-cell>
          <table:table-cell office:value-type="string">
            <text:p>#DA73C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1CF9F</text:p>
          </table:table-cell>
          <table:table-cell table:number-columns-repeated="4" office:value-type="string">
            <text:p>#DE9159</text:p>
          </table:table-cell>
          <table:table-cell office:value-type="string">
            <text:p>#79D269</text:p>
          </table:table-cell>
          <table:table-cell office:value-type="string">
            <text:p>#DA73C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énardier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DA73CF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JP</text:p>
          </table:table-cell>
          <table:table-cell office:value-type="string">
            <text:p>Prouvaire</text:p>
          </table:table-cell>
          <table:table-cell office:value-type="string">
            <text:p>Prouvaire, member Friends of the AB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83D64E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2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DA73CF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PS</text:p>
          </table:table-cell>
          <table:table-cell office:value-type="string">
            <text:p>Porter, r. de l'Ouest</text:p>
          </table:table-cell>
          <table:table-cell office:value-type="string">
            <text:p>Porter, rue de l'Ou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DA73CF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SR</text:p>
          </table:table-cell>
          <table:table-cell office:value-type="string">
            <text:p>Marius's servant</text:p>
          </table:table-cell>
          <table:table-cell office:value-type="string">
            <text:p>Servant to Marius at Garbeau tenem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E47E6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AM</text:p>
          </table:table-cell>
          <table:table-cell office:value-type="string">
            <text:p>Abbé Mabeuf</text:p>
          </table:table-cell>
          <table:table-cell office:value-type="string">
            <text:p>Abbé Mabeuf, curé in Vernon, brother of M. Mabeu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DA73CF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2">
          <table:table-cell office:value-type="string">
            <text:p>DV</text:p>
          </table:table-cell>
          <table:table-cell office:value-type="string">
            <text:p>Doctor, Vernon</text:p>
          </table:table-cell>
          <table:table-cell office:value-type="string">
            <text:p>Doctor in Vern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GP</text:p>
          </table:table-cell>
          <table:table-cell office:value-type="string">
            <text:p>Colonel Pontmercy</text:p>
          </table:table-cell>
          <table:table-cell office:value-type="string">
            <text:p>Colonel George Pontmercy, Marius's fath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MM</text:p>
          </table:table-cell>
          <table:table-cell office:value-type="string">
            <text:p>M. Mabeuf</text:p>
          </table:table-cell>
          <table:table-cell office:value-type="string">
            <text:p>M. Mabeuf, warden of St. Sulpice, bibliophi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68BDD5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MP</text:p>
          </table:table-cell>
          <table:table-cell office:value-type="string">
            <text:p>Mme Pontmercy</text:p>
          </table:table-cell>
          <table:table-cell office:value-type="string">
            <text:p>Mme Pontmercy, younger daughter of Gillenorm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D07AD3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83D64E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83D64E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83D64E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2">
          <table:table-cell office:value-type="string">
            <text:p>NP</text:p>
          </table:table-cell>
          <table:table-cell office:value-type="string">
            <text:p>Napoleon</text:p>
          </table:table-cell>
          <table:table-cell office:value-type="string">
            <text:p>Napoleon, Emperor of Fra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83D64E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PL</text:p>
          </table:table-cell>
          <table:table-cell office:value-type="string">
            <text:p>Mother Plutarch</text:p>
          </table:table-cell>
          <table:table-cell office:value-type="string">
            <text:p>Mother Plutarch, housekeeper of M. Mabeu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WP</text:p>
          </table:table-cell>
          <table:table-cell office:value-type="string">
            <text:p>Pontmercy's servant</text:p>
          </table:table-cell>
          <table:table-cell office:value-type="string">
            <text:p>Woman servant to Colonel Pontmerc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E47E6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énardiers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énardiers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TH</text:p>
          </table:table-cell>
          <table:table-cell office:value-type="string">
            <text:p>Thénardier</text:p>
          </table:table-cell>
          <table:table-cell office:value-type="string">
            <text:p>Thénardier, innkeeper in Montfermeil, aka Jondr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énardier</text:p>
          </table:table-cell>
          <table:table-cell office:value-type="string">
            <text:p>Madame Thénardier, wife of Thénardier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BT</text:p>
          </table:table-cell>
          <table:table-cell office:value-type="string">
            <text:p>Baroness de T</text:p>
          </table:table-cell>
          <table:table-cell office:value-type="string">
            <text:p>Baroness de T-, friend of M.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D07AD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65C3CC</text:p>
          </table:table-cell>
          <table:table-cell office:value-type="string">
            <text:p>#99D05F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LA</text:p>
          </table:table-cell>
          <table:table-cell office:value-type="string">
            <text:p>Count Lamothe</text:p>
          </table:table-cell>
          <table:table-cell office:value-type="string">
            <text:p>Count Lamothe, member of Baroness de T-'s salon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68BDD5</text:p>
          </table:table-cell>
          <table:table-cell table:number-columns-repeated="4" office:value-type="string">
            <text:p>#99D05F</text:p>
          </table:table-cell>
          <table:table-cell office:value-type="string">
            <text:p>#E48063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office:value-type="string">
            <text:p>#7DA5E0</text:p>
          </table:table-cell>
          <table:table-cell table:number-columns-repeated="4" office:value-type="string">
            <text:p>#99D05F</text:p>
          </table:table-cell>
          <table:table-cell office:value-type="string">
            <text:p>#68BDD5</text:p>
          </table:table-cell>
          <table:table-cell office:value-type="string">
            <text:p>#7DA5E0</text:p>
          </table:table-cell>
          <table:table-cell office:value-type="string">
            <text:p>#DE9159</text:p>
          </table:table-cell>
          <table:table-cell office:value-type="string">
            <text:p>#CF7BCE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D269</text:p>
          </table:table-cell>
          <table:table-cell table:number-columns-repeated="4" office:value-type="string">
            <text:p>#DE9159</text:p>
          </table:table-cell>
          <table:table-cell office:value-type="string">
            <text:p>#CBBF54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1CF9F</text:p>
          </table:table-cell>
          <table:table-cell table:number-columns-repeated="4" office:value-type="string">
            <text:p>#DE9159</text:p>
          </table:table-cell>
          <table:table-cell office:value-type="string">
            <text:p>#79D269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MN</text:p>
          </table:table-cell>
          <table:table-cell office:value-type="string">
            <text:p>Magnon</text:p>
          </table:table-cell>
          <table:table-cell office:value-type="string">
            <text:p>Magnon, servant of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D269</text:p>
          </table:table-cell>
          <table:table-cell table:number-columns-repeated="4" office:value-type="string">
            <text:p>#DE9159</text:p>
          </table:table-cell>
          <table:table-cell office:value-type="string">
            <text:p>#CBBF54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1CF9F</text:p>
          </table:table-cell>
          <table:table-cell table:number-columns-repeated="4" office:value-type="string">
            <text:p>#DE9159</text:p>
          </table:table-cell>
          <table:table-cell office:value-type="string">
            <text:p>#79D269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MV</text:p>
          </table:table-cell>
          <table:table-cell office:value-type="string">
            <text:p>Mlle Vaubois</text:p>
          </table:table-cell>
          <table:table-cell office:value-type="string">
            <text:p>Mlle Vaubois, friend of Mlle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D269</text:p>
          </table:table-cell>
          <table:table-cell table:number-columns-repeated="4" office:value-type="string">
            <text:p>#DE9159</text:p>
          </table:table-cell>
          <table:table-cell office:value-type="string">
            <text:p>#CBBF54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1CF9F</text:p>
          </table:table-cell>
          <table:table-cell table:number-columns-repeated="4" office:value-type="string">
            <text:p>#DE9159</text:p>
          </table:table-cell>
          <table:table-cell office:value-type="string">
            <text:p>#79D269</text:p>
          </table:table-cell>
          <table:table-cell office:value-type="string">
            <text:p>#CDBA54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TG</text:p>
          </table:table-cell>
          <table:table-cell office:value-type="string">
            <text:p>Théodule</text:p>
          </table:table-cell>
          <table:table-cell office:value-type="string">
            <text:p>Lieutenant Théodule Gillenormand, grandnephew of Gillenormand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79D269</text:p>
          </table:table-cell>
          <table:table-cell table:number-columns-repeated="4" office:value-type="string">
            <text:p>#DE9159</text:p>
          </table:table-cell>
          <table:table-cell office:value-type="string">
            <text:p>#CBBF54</text:p>
          </table:table-cell>
          <table:table-cell office:value-type="string">
            <text:p>#DA73C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71CF9F</text:p>
          </table:table-cell>
          <table:table-cell table:number-columns-repeated="4" office:value-type="string">
            <text:p>#DE9159</text:p>
          </table:table-cell>
          <table:table-cell office:value-type="string">
            <text:p>#79D269</text:p>
          </table:table-cell>
          <table:table-cell office:value-type="string">
            <text:p>#DA73C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BB</text:p>
          </table:table-cell>
          <table:table-cell office:value-type="string">
            <text:p>Babet</text:p>
          </table:table-cell>
          <table:table-cell office:value-type="string">
            <text:p>Babet, member, Patron-Min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BJ</text:p>
          </table:table-cell>
          <table:table-cell office:value-type="string">
            <text:p>Brujon</text:p>
          </table:table-cell>
          <table:table-cell office:value-type="string">
            <text:p>Brujon, criminal, associate of Patron-Min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DU</text:p>
          </table:table-cell>
          <table:table-cell office:value-type="string">
            <text:p>Deuxmilliards</text:p>
          </table:table-cell>
          <table:table-cell office:value-type="string">
            <text:p>Deux-millards, aka Demi-liard, a criminal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CBBF5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DA73CF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GU</text:p>
          </table:table-cell>
          <table:table-cell office:value-type="string">
            <text:p>Gueulemer</text:p>
          </table:table-cell>
          <table:table-cell office:value-type="string">
            <text:p>Gueulemer, member of Patron-Minett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#E48063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79D269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office:value-type="string">
            <text:p>#CDBA54</text:p>
          </table:table-cell>
          <table:table-cell office:value-type="string">
            <text:p>#CF7BCE</text:p>
          </table:table-cell>
          <table:table-cell table:number-columns-repeated="3" office:value-type="string">
            <text:p>#65C3CC</text:p>
          </table:table-cell>
          <table:table-cell office:value-type="string">
            <text:p>#D07AD3</text:p>
          </table:table-cell>
          <table:table-cell office:value-type="string">
            <text:p>#E47E64</text:p>
          </table:table-cell>
          <table:table-cell office:value-type="string">
            <text:p>#CF7BCE</text:p>
          </table:table-cell>
          <table:table-cell office:value-type="string">
            <text:p>#DE9159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E47E6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PN</text:p>
          </table:table-cell>
          <table:table-cell office:value-type="string">
            <text:p>Panchaud</text:p>
          </table:table-cell>
          <table:table-cell office:value-type="string">
            <text:p>Panchaud, a criminal aka as Printanier, Bigrenaille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68BDD5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E47E64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71CF9F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  <table:table-row table:style-name="ro1">
          <table:table-cell office:value-type="string">
            <text:p>QU</text:p>
          </table:table-cell>
          <table:table-cell office:value-type="string">
            <text:p>Claquesous</text:p>
          </table:table-cell>
          <table:table-cell office:value-type="string">
            <text:p>Claquesous, member of Patron-Minette,aka Le Cabuc</text:p>
          </table:table-cell>
          <table:table-cell office:value-type="float" office:value="1">
            <text:p>1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#D07AD3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68BDD5</text:p>
          </table:table-cell>
          <table:table-cell office:value-type="string">
            <text:p>#83D64E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office:value-type="string">
            <text:p>#83D64E</text:p>
          </table:table-cell>
          <table:table-cell office:value-type="string">
            <text:p>#65C3CC</text:p>
          </table:table-cell>
          <table:table-cell table:number-columns-repeated="3" office:value-type="string">
            <text:p>#CF7BCE</text:p>
          </table:table-cell>
          <table:table-cell office:value-type="string">
            <text:p>#CBBF54</text:p>
          </table:table-cell>
          <table:table-cell office:value-type="string">
            <text:p>#83D64E</text:p>
          </table:table-cell>
          <table:table-cell office:value-type="string">
            <text:p>#99D05F</text:p>
          </table:table-cell>
          <table:table-cell office:value-type="string">
            <text:p>#65C3CC</text:p>
          </table:table-cell>
          <table:table-cell office:value-type="string">
            <text:p>#BBAD88</text:p>
          </table:table-cell>
          <table:table-cell table:number-columns-repeated="980"/>
        </table:table-row>
      </table:table>
      <table:database-ranges>
        <table:database-range table:target-range-address="Sheet1.A1:Sheet1.I1048576">
          <table:sort>
            <table:sort-by table:field-number="8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0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0:42:57</dc:date>
    <dc:creator>Sergei Kalugin</dc:creator>
    <meta:generator>OpenOffice/4.1.1$Unix OpenOffice.org_project/411m6$Build-9775</meta:generator>
    <meta:editing-duration>PT2M21S</meta:editing-duration>
    <meta:editing-cycles>1</meta:editing-cycles>
    <meta:document-statistic meta:table-count="1" meta:cell-count="1892" meta:object-count="0"/>
  </office:meta>
</office:document-meta>
</file>